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ira Code" svg:font-family="'Fira Code', monospace"/>
    <style:font-face style:name="Lohit Devanagari1" svg:font-family="'Lohit Devanagari'"/>
    <style:font-face style:name="Fira Mono" svg:font-family="'Fira Mono'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HK" svg:font-family="'Noto Sans CJK HK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DejaVu Sans" fo:font-size="9pt" officeooo:rsid="001b84a2" officeooo:paragraph-rsid="001b84a2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9pt" fo:font-weight="bold" officeooo:rsid="001b84a2" officeooo:paragraph-rsid="001b84a2" style:font-size-asian="9pt" style:font-weight-asian="bold" style:font-size-complex="9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DejaVu Sans" fo:font-size="9pt" fo:font-weight="bold" officeooo:rsid="001b84a2" officeooo:paragraph-rsid="001b84a2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9pt" fo:font-weight="normal" officeooo:rsid="001b84a2" officeooo:paragraph-rsid="001b84a2" style:font-size-asian="9pt" style:font-weight-asian="normal" style:font-size-complex="9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" fo:font-size="9pt" fo:font-weight="normal" officeooo:rsid="001b84a2" officeooo:paragraph-rsid="001b84a2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9pt" fo:font-weight="normal" officeooo:rsid="001b84a2" officeooo:paragraph-rsid="001b84a2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9pt" fo:font-weight="normal" officeooo:rsid="001c4661" officeooo:paragraph-rsid="001c4661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9pt" fo:font-style="italic" fo:font-weight="normal" officeooo:rsid="001b84a2" officeooo:paragraph-rsid="001b84a2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1b84a2"/>
    </style:style>
    <style:style style:name="P10" style:family="paragraph" style:parent-style-name="Standard">
      <style:paragraph-properties fo:text-align="start" style:justify-single-word="false"/>
      <style:text-properties style:font-name="Fira Mono" fo:font-size="9pt" fo:font-weight="normal" officeooo:rsid="001b84a2" officeooo:paragraph-rsid="001b84a2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Fira Mono" fo:font-size="9pt" fo:font-weight="normal" officeooo:rsid="001c4661" officeooo:paragraph-rsid="001c4661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style:font-name="DejaVu Sans" fo:font-size="9pt" fo:font-weight="normal" officeooo:rsid="001c4661" officeooo:paragraph-rsid="001b84a2" style:font-size-asian="9pt" style:font-weight-asian="normal" style:font-size-complex="9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ans" fo:font-size="9pt" fo:font-weight="normal" officeooo:rsid="001b84a2" style:font-size-asian="9pt" style:font-weight-asian="normal" style:font-size-complex="9pt" style:font-weight-complex="normal"/>
    </style:style>
    <style:style style:name="T3" style:family="text">
      <style:text-properties officeooo:rsid="001c46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 2341 – Fall 2020</text:p>
      <text:p text:style-name="P2">Homework Assignment 1</text:p>
      <text:p text:style-name="P4"/>
      <text:p text:style-name="P6">Due: Sep 2, 2020 @ 11pm</text:p>
      <text:p text:style-name="P6">Uploaded to Canvas</text:p>
      <text:p text:style-name="P6"/>
      <text:p text:style-name="P4"/>
      <text:p text:style-name="P8">Submission Directions:</text:p>
      <text:p text:style-name="P4"/>
      <text:list xml:id="list4068612705" text:style-name="L1">
        <text:list-item>
          <text:p text:style-name="P3">Put your name inside the document in the header of the Word doc (or some equally</text:p>
          <text:p text:style-name="P3">conspicuous place)</text:p>
        </text:list-item>
        <text:list-item>
          <text:p text:style-name="P5">Complete the questions below. Point values are indicated in square brackets.</text:p>
        </text:list-item>
        <text:list-item>
          <text:p text:style-name="P5">For questions that require diagrams, create the diagrams on your computer (no hand-</text:p>
          <text:p text:style-name="P9"><text:span text:style-name="T2">drawn/scanned diagrams). You can do this with PowerPoint, Google Draw, LibreOffice Draw, etc. Then copy-and-paste the diagrams into the correct place in the document you submit.</text:span></text:p>
        </text:list-item>
        <text:list-item>
          <text:p text:style-name="P5">For any code or pseudocode, please use a fixed-point mono font (courier for example) and consider</text:p>
          <text:p text:style-name="P5">appropriate spacing and indentation.</text:p>
        </text:list-item>
        <text:list-item>
          <text:p text:style-name="P5">Please <text:span text:style-name="T1">submit a PDF</text:span> file of your solutions.</text:p>
        </text:list-item>
      </text:list>
      <text:p text:style-name="P4"/>
      <text:p text:style-name="P4">1. <text:s/>There are some issues in the following program, but none are compile time errors. <text:s/>What’s wrong? <text:span text:style-name="T3">[5]</text:span></text:p>
      <text:p text:style-name="P4"/>
      <text:p text:style-name="P10">#include &lt;cstring&gt;</text:p>
      <text:p text:style-name="P10">#include &lt;iostream&gt;</text:p>
      <text:p text:style-name="P10">using namespace std;</text:p>
      <text:p text:style-name="P10"/>
      <text:p text:style-name="P10">class HW1</text:p>
      <text:p text:style-name="P10">{</text:p>
      <text:p text:style-name="P10">public:</text:p>
      <text:p text:style-name="P10"><text:s text:c="4"/>char *word;</text:p>
      <text:p text:style-name="P10"><text:s text:c="4"/>HW1() { }</text:p>
      <text:p text:style-name="P10"><text:s text:c="4"/>~HW1() {</text:p>
      <text:p text:style-name="P10"><text:s text:c="8"/>delete [] word;</text:p>
      <text:p text:style-name="P10"><text:s text:c="4"/>}</text:p>
      <text:p text:style-name="P10">};</text:p>
      <text:p text:style-name="P10"/>
      <text:p text:style-name="P10">void foo(HW1 a)</text:p>
      <text:p text:style-name="P10">{</text:p>
      <text:p text:style-name="P10">//some operation here</text:p>
      <text:p text:style-name="P10">}</text:p>
      <text:p text:style-name="P10"/>
      <text:p text:style-name="P10">int main()</text:p>
      <text:p text:style-name="P10">{</text:p>
      <text:p text:style-name="P10"><text:s text:c="4"/>HW1 a;</text:p>
      <text:p text:style-name="P10"><text:s text:c="4"/>a.word = new char[80];</text:p>
      <text:p text:style-name="P10"><text:s text:c="4"/>strcpy(a.word, "abc");</text:p>
      <text:p text:style-name="P10"><text:s text:c="4"/>foo(a);</text:p>
      <text:p text:style-name="P10"><text:s text:c="4"/>return 0;</text:p>
      <text:p text:style-name="P10">}</text:p>
      <text:p text:style-name="P10"/>
      <text:p text:style-name="P10"/>
      <text:p text:style-name="P10"/>
      <text:p text:style-name="P12"/>
      <text:p text:style-name="P7">2. What is the output of the program below? <text:s/>Give any output, any errors, and an explanation or a memory diagram of what occurred. [5] </text:p>
      <text:p text:style-name="P7"/>
      <text:p text:style-name="P7"/>
      <text:p text:style-name="P11">void foo(int a)</text:p>
      <text:p text:style-name="P11">{</text:p>
      <text:p text:style-name="P11"><text:tab/>cout &lt;&lt; a &lt;&lt; endl;</text:p>
      <text:p text:style-name="P11">}</text:p>
      <text:p text:style-name="P11">int main()</text:p>
      <text:p text:style-name="P11">{</text:p>
      <text:p text:style-name="P11"><text:tab/>int *b = new int;</text:p>
      <text:p text:style-name="P11"><text:tab/>foo(*b);</text:p>
      <text:p text:style-name="P11"><text:tab/>*b = 5;</text:p>
      <text:p text:style-name="P11"><text:tab/>foo(*b);</text:p>
      <text:p text:style-name="P11"><text:tab/>b--;</text:p>
      <text:p text:style-name="P11"><text:tab/>foo(*b);</text:p>
      <text:p text:style-name="P11"><text:tab/>b++;</text:p>
      <text:p text:style-name="P11"><text:tab/>(*b)--;</text:p>
      <text:p text:style-name="P11"><text:tab/>foo(*b);</text:p>
      <text:p text:style-name="P11"><text:tab/>foo(reinterpret_cast&lt;int&gt;(b));</text:p>
      <text:p text:style-name="P11"><text:tab/>return 0;</text:p>
      <text:p text:style-name="P11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3. What is the output of the code shown above? Give the output, any errors, and an explanation or a</text:p>
      <text:p text:style-name="P7">memory diagram of what occurred. Bonus: show an explain the memory leak that occurs in the code</text:p>
      <text:p text:style-name="P7">above. [5]</text:p>
      <text:p text:style-name="P7"/>
      <text:p text:style-name="P11">void foo(int *&amp;a)</text:p>
      <text:p text:style-name="P11">{</text:p>
      <text:p text:style-name="P11"><text:tab/>int *b = a;</text:p>
      <text:p text:style-name="P11"><text:tab/>int c = 5;</text:p>
      <text:p text:style-name="P11"><text:tab/>a = &amp;c;</text:p>
      <text:p text:style-name="P11"><text:tab/>*b = 6;</text:p>
      <text:p text:style-name="P11">}</text:p>
      <text:p text:style-name="P11"/>
      <text:p text:style-name="P11">int main()</text:p>
      <text:p text:style-name="P11">{</text:p>
      <text:p text:style-name="P11"><text:tab/>int *a = new int;</text:p>
      <text:p text:style-name="P11"><text:tab/>foo(a);</text:p>
      <text:p text:style-name="P11"><text:tab/>cout &lt;&lt; *a &lt;&lt; endl;</text:p>
      <text:p text:style-name="P11"><text:tab/>return 0;</text:p>
      <text:p text:style-name="P11">}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ira Code" svg:font-family="'Fira Code', monospace"/>
    <style:font-face style:name="Lohit Devanagari1" svg:font-family="'Lohit Devanagari'"/>
    <style:font-face style:name="Fira Mono" svg:font-family="'Fira Mono'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HK" svg:font-family="'Noto Sans CJK H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HK" style:font-family-asian="'Noto Sans CJK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DejaVu Sans" fo:font-size="9pt" officeooo:rsid="001b84a2" officeooo:paragraph-rsid="001b84a2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loext:header-first>
        <text:p text:style-name="MP1">Name: _____________________ <text:s/>SMU ID Number: ____________</text:p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26T05:43:06.978544237</meta:creation-date>
    <dc:date>2020-08-26T06:00:20.003874925</dc:date>
    <meta:editing-duration>PT7M3S</meta:editing-duration>
    <meta:editing-cycles>1</meta:editing-cycles>
    <meta:document-statistic meta:table-count="0" meta:image-count="0" meta:object-count="0" meta:page-count="2" meta:paragraph-count="75" meta:word-count="326" meta:character-count="1795" meta:non-whitespace-character-count="1484"/>
    <meta:generator>LibreOffice/6.4.4.2$Linux_X86_64 LibreOffice_project/3d775be2011f3886db32dfd395a6a6d1ca2630ff</meta:generator>
  </office:meta>
</office:document-meta>
</file>